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10196" officeooo:paragraph-rsid="00110196"/>
    </style:style>
    <style:style style:name="P2" style:family="paragraph" style:parent-style-name="Standard">
      <style:paragraph-properties fo:line-height="200%"/>
      <style:text-properties officeooo:rsid="00110196" officeooo:paragraph-rsid="0018c6aa"/>
    </style:style>
    <style:style style:name="P3" style:family="paragraph" style:parent-style-name="Standard">
      <style:paragraph-properties fo:line-height="200%"/>
      <style:text-properties officeooo:rsid="00110196" officeooo:paragraph-rsid="001d5da6"/>
    </style:style>
    <style:style style:name="P4" style:family="paragraph" style:parent-style-name="Standard">
      <style:paragraph-properties fo:line-height="200%"/>
      <style:text-properties officeooo:rsid="00110196" officeooo:paragraph-rsid="0018c6aa"/>
    </style:style>
    <style:style style:name="T1" style:family="text">
      <style:text-properties officeooo:rsid="0011fb02"/>
    </style:style>
    <style:style style:name="T2" style:family="text">
      <style:text-properties officeooo:rsid="0018c6aa"/>
    </style:style>
    <style:style style:name="T3" style:family="text">
      <style:text-properties fo:color="#000000" officeooo:rsid="001315a9"/>
    </style:style>
    <style:style style:name="T4" style:family="text">
      <style:text-properties fo:font-variant="normal" fo:text-transform="none" fo:color="#000000" style:font-name="Times New Roman" fo:font-size="12pt" fo:letter-spacing="normal" fo:font-style="normal" fo:font-weight="normal" officeooo:rsid="0018c6aa" fo:background-color="#ffffff" loext:char-shading-value="0"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officeooo:rsid="0008df29" fo:background-color="#ffffff" loext:char-shading-value="0" style:font-size-asian="12pt" style:font-weight-asian="normal" style:font-size-complex="12pt" style:font-weight-complex="normal"/>
    </style:style>
    <style:style style:name="T6" style:family="text">
      <style:text-properties fo:font-variant="normal" fo:text-transform="none" fo:color="#000000" style:font-name="Times New Roman" fo:font-size="12pt" fo:letter-spacing="normal" fo:font-style="normal" fo:font-weight="normal" officeooo:rsid="0019ac2c" fo:background-color="#ffffff" loext:char-shading-value="0"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officeooo:rsid="001cc1dc" fo:background-color="#ffffff" loext:char-shading-value="0"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1d5da6" fo:background-color="#ffffff" loext:char-shading-value="0"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officeooo:rsid="001eb0e4" fo:background-color="#ffffff" loext:char-shading-value="0"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t Darien</text:p>
      <text:p text:style-name="P1">Comp 150 </text:p>
      <text:p text:style-name="P1">Argument Assignment</text:p>
      <text:p text:style-name="P1">04/28/2014</text:p>
      <text:p text:style-name="P2"><text:tab/>The biggest <text:span text:style-name="T1">problem that we will face in the coming years is how to keep up with the growing energy demands. There are only really 4 choices, solar, hydro electric, wind, and nuclear. Of these choices only hydro electric and nuclear are viable options. This is because wind is not very powerful and it is the most expensive form of power generation. Solar panels take up a lot of space for little return, and use a lot of harmful materials in the manufacturing process. Hydro electric is a very good source of jpower, but it has many detrimental effects. For hydro to be a viable solution we would need to create dams and flood millions of acres of land in order to produce enough electricity to support the demand. Nuclear power on the other hand, is the easiest to implement, has the smallest footprint, and will provide the most power with the least environmental disruption. Nuclear energy as a whole however is not the future, but one of the several branches (U-235 enriched Uranium, and U-238 breeder reactors are the most common) stands out as a good solution. <text:s/>The best nuclear power technology presently is Thorium molten salt reactors. Thorium is plentiful, easily mined, and not weaponizable </text:span><text:span text:style-name="T3">(Furukawa)</text:span><text:span text:style-name="T1">. It is also the safest form of nuclear power. Thorium also debatably has the least harmful waste of all nuclear reactors, and outputs less pollutants over its life cycle than solar or wind. Those who oppose nuclear power; however, will have say that nuclear power is unsafe,that it will be detrimental to the economy, or that it is harmful to the environment.</text:span></text:p>
      <text:p text:style-name="P2"><text:soft-page-break/><text:tab/><text:span text:style-name="T2">Thorium molten salt is a very reliable energy source. With the current technology for nuclear power that is already in place (which uses much less efficient power generation means and is uranium based) we could safely provide over 70% of the energy that the U.S. uses in a year, but they are kept at a very low output due to legislation as well as effects it would have on foreign relations (</text:span><text:span text:style-name="T4">L</text:span><text:span text:style-name="T5">andeyro</text:span><text:span text:style-name="T4"> P. A.). Nuclear reactors are also </text:span><text:span text:style-name="T7">extremely </text:span><text:span text:style-name="T4">resilient. They will continue to work under heavy load all the time. They are purpose built to provide lots of power, so we will never have to worry about overloading one too much, because even if </text:span><text:span text:style-name="T7">we do mannage to push </text:span><text:span text:style-name="T4">one </text:span><text:span text:style-name="T7">to</text:span><text:span text:style-name="T4"> max</text:span><text:span text:style-name="T7">imum</text:span><text:span text:style-name="T4"> load others can begin to generate more power as needed. With </text:span><text:span text:style-name="T7">only a small number of new</text:span><text:span text:style-name="T4"> (we could also replace the older less powerful reactors </text:span><text:span text:style-name="T7">with thorium based variants</text:span><text:span text:style-name="T4">) nuclear reactors we could generate all of the power that the </text:span><text:span text:style-name="T7">U.S.</text:span><text:span text:style-name="T4"> uses. </text:span></text:p>
      <text:p text:style-name="P2"><text:span text:style-name="T4"><text:tab/></text:span><text:span text:style-name="T7">Perhaps the largest argument against nuclear power is the environmental impacts of such technologies. </text:span><text:span text:style-name="T4">Thorium </text:span><text:span text:style-name="T7">however,</text:span><text:span text:style-name="T4"> is </text:span><text:span text:style-name="T7">hardly</text:span><text:span text:style-name="T4"> harmful to the environment. Mining it is not hard because it is found alongside other mining products anyway, </text:span><text:span text:style-name="T7">and so i</text:span><text:span text:style-name="T4">t will cause almost no extra carbon output from the mining process. Disposing of the used nuclear waste is also not a problem because the volume </text:span><text:span text:style-name="T7">of waste</text:span><text:span text:style-name="T4"> will be very small, and is not nearly as harmful as other </text:span><text:span text:style-name="T7">nuclear </text:span><text:span text:style-name="T4">radiation types. This allows for storage in pools of just a few feet of water for a few years until it is safe </text:span><text:span text:style-name="T7">for re-integration into the environment</text:span><text:span text:style-name="T6">. </text:span><text:span text:style-name="T7">Thorium is not the only healthy nuclear energy though, </text:span><text:span text:style-name="T6">the existing reactors are much less harmful than people think. The </text:span><text:span text:style-name="T7">large</text:span><text:span text:style-name="T6"> towers that people are scared of are actually just water cooling towers, and the fog that they output is just condensation </text:span><text:span text:style-name="T7">that formed dripping down into the hot areas and evaporating</text:span><text:span text:style-name="T6">. </text:span><text:soft-page-break/><text:span text:style-name="T6">There is no cross contamination between the “dangerous” water inside the system and outside sources. The biggest benefit </text:span><text:span text:style-name="T7">of nuclear</text:span><text:span text:style-name="T6"> is that there is almost no carbon footprint , especially when compared to other means of power generation like coal or oil. Even solar is more detrimental to make than nuclear, because you have to dispose of the panels when they are no longer good, </text:span><text:span text:style-name="T7">and the process for creating them is harsh on the environment.</text:span><text:span text:style-name="T6"> Thorium based molten salt reactors are the only environmentally friendly option for the future of energy generation. </text:span></text:p>
      <text:p text:style-name="P3"><text:span text:style-name="T8"><text:tab/>Nuclear energy is not bad for people either. In fact it is safer to work in a nuclear power plant than it is to be a miner in many ways. Miners absorb more radiation, work in extremely hazardous conditions, and have to worry about oxygen running out. All employees that work at current nuclear power plants wear detectors on their belts that keep track of their radiation intake, and an alarm in them goes off if there are dangerous levels detected, or if the wearer has absorbed too much over time. The employees aren't allowed to wear them other than at work, because too much sun exposure could cause them to go off. The navy uses the same detectors, and say that a day at the beach is more harmful than a week in a nuclear submarine sleeping near the reactors. </text:span></text:p>
      <text:p text:style-name="P3"><text:span text:style-name="T8"><text:tab/>Safety is not only a concern for employees and those close to the reactors, there are many other concerns to consider. Everybody remembers the recent meltdown in Fukashima, Japan's <text:s/>nuclear reactor, but very few people know that the accident could have easily been avoided. There are several precautions that japan ignored in order to provide its people power quickly and cheaply. The first of which is building in an area known to get tsunamis(Shouldn't be a problem in </text:span><text:soft-page-break/><text:span text:style-name="T8">Wisconsin or wherever the new reactors will be). The control rods in the Japanese reactor also needed power to raise into the core to stop the reaction, </text:span><text:span text:style-name="T9">but the tsunami took the backup generators out</text:span><text:span text:style-name="T8"> (Zagrzebski). </text:span><text:span text:style-name="T9">E</text:span><text:span text:style-name="T8">very reactor should have rods that lower automatically (by gravity) if there is a problem detected, or the power at the generator goes out. </text:span><text:span text:style-name="T9">Either of these precautions would have kept the incident in japan from ever happening. </text:span></text:p>
      <text:p text:style-name="P3"><text:span text:style-name="T6"><text:tab/>Power s</text:span><text:span text:style-name="T8">h</text:span><text:span text:style-name="T6">ould not be as expensive as it is </text:span><text:span text:style-name="T8">currently</text:span><text:span text:style-name="T6">. Nuclear power has the highest output in KW/h per dollar of any power generation, </text:span><text:span text:style-name="T8">which makes it the best for the economy.</text:span><text:span text:style-name="T6"> It will benefit the average person by making their power bill significantly cheaper while the energy companies can still keep their profit</text:span><text:span text:style-name="T8">s very high (if not higher than the current extremes) without upsetting the customers</text:span><text:span text:style-name="T6">. </text:span><text:span text:style-name="T8">If both the power companies and the consumers get more money due to the change it will be beneficial in many ways.</text:span><text:span text:style-name="T6"> It will </text:span><text:span text:style-name="T8">also</text:span><text:span text:style-name="T6"> end ou</text:span><text:span text:style-name="T8">r</text:span><text:span text:style-name="T6"> dependence on expensive coal mines for power. <text:s/></text:span><text:span text:style-name="T8">This will allow the country to spend a lot less money on necessities(power) of life, and more on whatever we could want. The stimulus will be felt throughout all industries and they will have to expand.</text:span><text:span text:style-name="T6"> <text:s/>It will also help the value of the dollar because we will finally begin to be able to pay back some of the national debt, </text:span><text:span text:style-name="T8">and the standard of living here will increase greatly. Nuclear power will drive the economy as a whole up, create jobs, and promote growth in all industries. </text:span></text:p>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Stark</meta:initial-creator>
    <meta:creation-date>2014-04-28T00:04:56.949000000</meta:creation-date>
    <dc:date>2014-04-30T13:43:35.423999740</dc:date>
    <meta:editing-duration>PT23M17S</meta:editing-duration>
    <meta:editing-cycles>4</meta:editing-cycles>
    <meta:generator>LibreOffice/4.2.3.3$Linux_X86_64 LibreOffice_project/420m0$Build-3</meta:generator>
    <meta:document-statistic meta:table-count="0" meta:image-count="0" meta:object-count="0" meta:page-count="4" meta:paragraph-count="10" meta:word-count="1177" meta:character-count="6790" meta:non-whitespace-character-count="5607"/>
  </office:meta>
</office:document-meta>
</file>